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280000001E0F01DEDB8.png" manifest:media-type="image/png"/>
  <manifest:file-entry manifest:full-path="Pictures/1000000000000280000001E009DE10EC.png" manifest:media-type="image/png"/>
  <manifest:file-entry manifest:full-path="Pictures/1000000000000280000001E0C3286938.png" manifest:media-type="image/png"/>
  <manifest:file-entry manifest:full-path="Pictures/1000020100000280000001E0C6586744.png" manifest:media-type="image/png"/>
  <manifest:file-entry manifest:full-path="Pictures/1000020100000280000001E076007182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marker-end="Arrow" draw:textarea-vertical-align="middle"/>
    </style:style>
    <style:style style:name="gr2" style:family="graphic" style:parent-style-name="standard">
      <style:graphic-properties draw:marker-start="" draw:marker-end="Arrow" draw:textarea-vertical-align="middl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marker-start="Arrow" draw:marker-end="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2.236cm" svg:y1="1.239cm" svg:x2="7.819cm" svg:y2="2.796cm" draw:start-shape="id1" draw:start-glue-point="6" draw:end-shape="id2" draw:end-glue-point="0" svg:d="M2236 1239v859h5583v698" svg:viewBox="0 0 5584 1558">
          <text:p/>
        </draw:connector>
        <draw:connector draw:style-name="gr2" draw:text-style-name="P1" draw:layer="layout" draw:line-skew="0.225cm" svg:x1="1.982cm" svg:y1="1.239cm" svg:x2="3.002cm" svg:y2="2.796cm" draw:start-shape="id3" draw:start-glue-point="6" draw:end-shape="id4" draw:end-glue-point="0" svg:d="M1982 1239v1084h1020v473" svg:viewBox="0 0 1021 1558">
          <text:p/>
        </draw:connector>
        <draw:connector draw:style-name="gr1" draw:text-style-name="P1" draw:layer="layout" draw:line-skew="0.234cm" svg:x1="4.691cm" svg:y1="4.066cm" svg:x2="2.997cm" svg:y2="7.317cm" draw:start-shape="id4" draw:start-glue-point="1" draw:end-shape="id5" draw:end-glue-point="0" svg:d="M4691 4066h734v2261h-2428v990" svg:viewBox="0 0 2429 3252">
          <text:p/>
        </draw:connector>
        <draw:frame draw:style-name="gr3" draw:text-style-name="P1" xml:id="id4" draw:id="id4" draw:layer="layout" svg:width="3.378cm" svg:height="2.54cm" svg:x="1.313cm" svg:y="2.796cm">
          <draw:image xlink:href="Pictures/1000020100000280000001E076007182.png" xlink:type="simple" xlink:show="embed" xlink:actuate="onLoad">
            <text:p/>
          </draw:image>
        </draw:frame>
        <draw:frame draw:style-name="gr3" draw:text-style-name="P1" xml:id="id2" draw:id="id2" draw:layer="layout" svg:width="3.378cm" svg:height="2.54cm" svg:x="6.13cm" svg:y="2.796cm">
          <draw:image xlink:href="Pictures/1000020100000280000001E0C6586744.png" xlink:type="simple" xlink:show="embed" xlink:actuate="onLoad">
            <text:p/>
          </draw:image>
        </draw:frame>
        <draw:connector draw:style-name="gr4" draw:text-style-name="P1" draw:layer="layout" svg:x1="6.13cm" svg:y1="4.066cm" svg:x2="4.691cm" svg:y2="4.066cm" draw:start-shape="id2" draw:start-glue-point="3" draw:end-shape="id4" draw:end-glue-point="1" svg:d="M6130 4066h-1439" svg:viewBox="0 0 1440 1">
          <text:p/>
        </draw:connector>
        <draw:g>
          <draw:frame draw:style-name="gr3" draw:text-style-name="P1" xml:id="id5" draw:id="id5" draw:layer="layout" svg:width="3.378cm" svg:height="2.54cm" svg:x="1.308cm" svg:y="7.317cm">
            <draw:image xlink:href="Pictures/1000000000000280000001E0C3286938.png" xlink:type="simple" xlink:show="embed" xlink:actuate="onLoad">
              <text:p/>
            </draw:image>
          </draw:frame>
          <draw:frame draw:style-name="gr3" draw:text-style-name="P1" xml:id="id6" draw:id="id6" draw:layer="layout" svg:width="3.378cm" svg:height="2.54cm" svg:x="6.134cm" svg:y="7.317cm">
            <draw:image xlink:href="Pictures/1000000000000280000001E009DE10EC.png" xlink:type="simple" xlink:show="embed" xlink:actuate="onLoad">
              <text:p/>
            </draw:image>
          </draw:frame>
          <draw:connector draw:style-name="gr1" draw:text-style-name="P1" draw:layer="layout" svg:x1="4.686cm" svg:y1="8.587cm" svg:x2="6.134cm" svg:y2="8.587cm" draw:start-shape="id5" draw:start-glue-point="1" draw:end-shape="id6" draw:end-glue-point="3" svg:d="M4686 8587h1448" svg:viewBox="0 0 1449 1">
            <text:p/>
          </draw:connector>
        </draw:g>
        <draw:g>
          <draw:custom-shape draw:style-name="gr5" draw:text-style-name="P1" xml:id="id3" draw:id="id3" draw:layer="layout" svg:width="1.268cm" svg:height="1.27cm" draw:transform="rotate (-1.5707963267949) translate (2.616cm 0.129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1" xml:id="id1" draw:id="id1" draw:layer="layout" svg:width="1.268cm" svg:height="1.27cm" draw:transform="rotate (-1.5707963267949) translate (2.87cm 0.129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1.268cm" svg:height="1.27cm" draw:transform="rotate (-1.5707963267949) translate (3.124cm 0.129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1.268cm" svg:height="1.27cm" draw:transform="rotate (-1.5707963267949) translate (3.378cm 0.129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1.268cm" svg:height="1.27cm" draw:transform="rotate (-1.5707963267949) translate (3.63cm 0.128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1.268cm" svg:height="1.27cm" draw:transform="rotate (-1.5707963267949) translate (3.884cm 0.128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1.268cm" svg:height="1.27cm" draw:transform="rotate (-1.5707963267949) translate (4.138cm 0.128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1.268cm" svg:height="1.27cm" draw:transform="rotate (-1.5707963267949) translate (4.392cm 0.128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1.268cm" svg:height="1.27cm" draw:transform="rotate (-1.5707963267949) translate (4.644cm 0.128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1.268cm" svg:height="1.27cm" draw:transform="rotate (-1.5707963267949) translate (4.898cm 0.128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1.268cm" svg:height="1.27cm" draw:transform="rotate (-1.5707963267949) translate (5.152cm 0.128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1.268cm" svg:height="1.27cm" draw:transform="rotate (-1.5707963267949) translate (5.406cm 0.128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1.268cm" svg:height="1.27cm" draw:transform="rotate (-1.5707963267949) translate (5.658cm 0.12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1.268cm" svg:height="1.27cm" draw:transform="rotate (-1.5707963267949) translate (5.912cm 0.12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1.268cm" svg:height="1.27cm" draw:transform="rotate (-1.5707963267949) translate (6.166cm 0.12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1.268cm" svg:height="1.27cm" draw:transform="rotate (-1.5707963267949) translate (6.42cm 0.12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1.268cm" svg:height="1.27cm" draw:transform="rotate (-1.5707963267949) translate (6.68cm 0.12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1.268cm" svg:height="1.27cm" draw:transform="rotate (-1.5707963267949) translate (6.934cm 0.12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1.268cm" svg:height="1.27cm" draw:transform="rotate (-1.5707963267949) translate (7.188cm 0.12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1.268cm" svg:height="1.27cm" draw:transform="rotate (-1.5707963267949) translate (7.442cm 0.12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1.268cm" svg:height="1.27cm" draw:transform="rotate (-1.5707963267949) translate (7.696cm 0.12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1.268cm" svg:height="1.27cm" draw:transform="rotate (-1.5707963267949) translate (7.95cm 0.12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1.268cm" svg:height="1.27cm" draw:transform="rotate (-1.5707963267949) translate (8.204cm 0.12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1.268cm" svg:height="1.27cm" draw:transform="rotate (-1.5707963267949) translate (8.458cm 0.12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1.268cm" svg:height="1.27cm" draw:transform="rotate (-1.5707963267949) translate (8.712cm 0.12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1.268cm" svg:height="1.27cm" draw:transform="rotate (-1.5707963267949) translate (8.966cm 0.12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1.268cm" svg:height="1.27cm" draw:transform="rotate (-1.5707963267949) translate (9.22cm 0.12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1.268cm" svg:height="1.27cm" draw:transform="rotate (-1.5707963267949) translate (9.474cm 0.12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5" draw:text-style-name="P1" draw:layer="layout" svg:width="1.268cm" svg:height="1.27cm" draw:transform="rotate (-1.5707963267949) translate (2.615cm 10.968cm)">
            <text:p/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1.268cm" svg:height="1.27cm" draw:transform="rotate (-1.5707963267949) translate (2.869cm 10.968cm)">
            <text:p/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1" xml:id="id7" draw:id="id7" draw:layer="layout" svg:width="1.268cm" svg:height="1.27cm" draw:transform="rotate (-1.5707963267949) translate (3.123cm 10.968cm)">
            <text:p/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1.268cm" svg:height="1.27cm" draw:transform="rotate (-1.5707963267949) translate (3.377cm 10.968cm)">
            <text:p/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1.268cm" svg:height="1.269cm" draw:transform="rotate (-1.5707963267949) translate (3.627cm 10.967cm)">
            <text:p/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1.268cm" svg:height="1.269cm" draw:transform="rotate (-1.5707963267949) translate (3.881cm 10.967cm)">
            <text:p/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1.268cm" svg:height="1.269cm" draw:transform="rotate (-1.5707963267949) translate (4.135cm 10.967cm)">
            <text:p/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1.268cm" svg:height="1.269cm" draw:transform="rotate (-1.5707963267949) translate (4.389cm 10.967cm)">
            <text:p/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1.268cm" svg:height="1.269cm" draw:transform="rotate (-1.5707963267949) translate (4.641cm 10.967cm)">
            <text:p/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1.268cm" svg:height="1.27cm" draw:transform="rotate (-1.5707963267949) translate (4.896cm 10.967cm)">
            <text:p/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1.268cm" svg:height="1.27cm" draw:transform="rotate (-1.5707963267949) translate (5.15cm 10.967cm)">
            <text:p/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1.268cm" svg:height="1.27cm" draw:transform="rotate (-1.5707963267949) translate (5.404cm 10.967cm)">
            <text:p/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1.268cm" svg:height="1.27cm" draw:transform="rotate (-1.5707963267949) translate (5.656cm 10.966cm)">
            <text:p/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1.268cm" svg:height="1.27cm" draw:transform="rotate (-1.5707963267949) translate (5.91cm 10.966cm)">
            <text:p/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1.268cm" svg:height="1.27cm" draw:transform="rotate (-1.5707963267949) translate (6.164cm 10.966cm)">
            <text:p/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1.268cm" svg:height="1.27cm" draw:transform="rotate (-1.5707963267949) translate (6.418cm 10.966cm)">
            <text:p/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1.268cm" svg:height="1.27cm" draw:transform="rotate (-1.5707963267949) translate (6.68cm 10.968cm)">
            <text:p/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1.268cm" svg:height="1.27cm" draw:transform="rotate (-1.5707963267949) translate (6.934cm 10.968cm)">
            <text:p/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1.268cm" svg:height="1.27cm" draw:transform="rotate (-1.5707963267949) translate (7.188cm 10.968cm)">
            <text:p/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1.268cm" svg:height="1.269cm" draw:transform="rotate (-1.5707963267949) translate (7.44cm 10.968cm)">
            <text:p/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1.268cm" svg:height="1.269cm" draw:transform="rotate (-1.5707963267949) translate (7.694cm 10.968cm)">
            <text:p/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1.268cm" svg:height="1.269cm" draw:transform="rotate (-1.5707963267949) translate (7.948cm 10.968cm)">
            <text:p/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1.268cm" svg:height="1.269cm" draw:transform="rotate (-1.5707963267949) translate (8.202cm 10.968cm)">
            <text:p/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1.268cm" svg:height="1.269cm" draw:transform="rotate (-1.5707963267949) translate (8.456cm 10.968cm)">
            <text:p/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1.268cm" svg:height="1.27cm" draw:transform="rotate (-1.5707963267949) translate (8.711cm 10.968cm)">
            <text:p/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1.268cm" svg:height="1.27cm" draw:transform="rotate (-1.5707963267949) translate (8.965cm 10.968cm)">
            <text:p/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1.268cm" svg:height="1.27cm" draw:transform="rotate (-1.5707963267949) translate (9.219cm 10.968cm)">
            <text:p/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1.268cm" svg:height="1.27cm" draw:transform="rotate (-1.5707963267949) translate (9.473cm 10.968cm)">
            <text:p/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frame draw:style-name="gr3" draw:text-style-name="P1" draw:layer="layout" svg:width="3.378cm" svg:height="2.54cm" svg:x="3.721cm" svg:y="14.553cm">
          <draw:image xlink:href="Pictures/1000000000000280000001E0F01DEDB8.png" xlink:type="simple" xlink:show="embed" xlink:actuate="onLoad">
            <text:p/>
          </draw:image>
        </draw:frame>
        <draw:custom-shape draw:style-name="gr6" draw:text-style-name="P1" draw:layer="layout" svg:width="1.016cm" svg:height="1.143cm" svg:x="4.902cm" svg:y="12.90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7" draw:text-style-name="P1" draw:layer="layout" svg:x1="2.489cm" svg:y1="11.126cm" svg:x2="7.823cm" svg:y2="9.857cm" draw:start-shape="id7" draw:start-glue-point="9" draw:end-shape="id6" draw:end-glue-point="2" svg:d="M2489 11126v-714h5334v-555" svg:viewBox="0 0 5335 1270">
          <text:p/>
        </draw:connector>
        <draw:frame draw:style-name="gr8" draw:text-style-name="P2" draw:layer="layout" svg:width="1.018cm" svg:height="0.729cm" svg:x="0.127cm" svg:y="0.398cm">
          <draw:text-box>
            <text:p text:style-name="P2"><text:span text:style-name="T1">(a)</text:span></text:p>
          </draw:text-box>
        </draw:frame>
        <draw:frame draw:style-name="gr8" draw:text-style-name="P2" draw:layer="layout" svg:width="1.04cm" svg:height="0.729cm" svg:x="0.128cm" svg:y="3.702cm">
          <draw:text-box>
            <text:p text:style-name="P2"><text:span text:style-name="T1">(b)</text:span></text:p>
          </draw:text-box>
        </draw:frame>
        <draw:frame draw:style-name="gr8" draw:text-style-name="P2" draw:layer="layout" svg:width="1.018cm" svg:height="0.729cm" svg:x="0.129cm" svg:y="8.223cm">
          <draw:text-box>
            <text:p text:style-name="P2"><text:span text:style-name="T1">(c)</text:span></text:p>
          </draw:text-box>
        </draw:frame>
        <draw:frame draw:style-name="gr8" draw:text-style-name="P2" draw:layer="layout" svg:width="1.04cm" svg:height="0.729cm" svg:x="0.13cm" svg:y="11.237cm">
          <draw:text-box>
            <text:p text:style-name="P2"><text:span text:style-name="T1">(d)</text:span></text:p>
          </draw:text-box>
        </draw:frame>
        <draw:frame draw:style-name="gr8" draw:text-style-name="P2" draw:layer="layout" svg:width="1.018cm" svg:height="0.729cm" svg:x="0.131cm" svg:y="15.459cm">
          <draw:text-box>
            <text:p text:style-name="P2"><text:span text:style-name="T1">(e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.627cm" fo:page-height="17.2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lio </meta:initial-creator>
    <meta:creation-date>2014-07-19T21:23:15.412763855</meta:creation-date>
    <dc:date>2014-07-20T19:03:48.544771490</dc:date>
    <dc:creator>helio </dc:creator>
    <meta:editing-duration>PT9M51S</meta:editing-duration>
    <meta:editing-cycles>2</meta:editing-cycles>
    <meta:generator>LibreOffice/4.2.4.2$Linux_x86 LibreOffice_project/420m0$Build-2</meta:generator>
    <meta:document-statistic meta:object-count="76"/>
  </office:meta>
</office:document-meta>
</file>